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6.318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3.23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style-name="ce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tra-Formable 260 Brass Round Tube, 1 Foot Long, 0.014" Wall Thickness, 7/32" OD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8859K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8859K23/" xlink:type="simple">https://www.mcmaster.com/8859K23/</text:a>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male Miniature Pin Connector Fits A-M Systems' electrodes.</text:p>
          </table:table-cell>
          <table:table-cell office:value-type="string" calcext:value-type="string">
            <text:p>A-M Systems</text:p>
          </table:table-cell>
          <table:table-cell office:value-type="float" office:value="520100" calcext:value-type="float">
            <text:p>52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-msystems.com/p-188-female-miniature-pin-connector-fits-a-m-systems-electrodes.aspx" xlink:type="simple">https://www.a-msystems.com/p-188-female-miniature-pin-connector-fits-a-m-systems-electrodes.aspx</text:a></text:p>
          </table:table-cell>
          <table:table-cell table:number-columns-repeated="1017"/>
        </table:table-row>
        <table:table-row table:style-name="ro1" table:number-rows-repeated="10485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7:11:12.253341472</meta:creation-date>
    <dc:date>2025-03-05T15:55:34.903638220</dc:date>
    <meta:editing-duration>PT27M41S</meta:editing-duration>
    <meta:editing-cycles>6</meta:editing-cycles>
    <meta:generator>LibreOffice/7.3.7.2$Linux_X86_64 LibreOffice_project/30$Build-2</meta:generator>
    <meta:document-statistic meta:table-count="1" meta:cell-count="18" meta:object-count="0"/>
  </office:meta>
</office:document-meta>
</file>